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fo:font-weight="bold" style:font-weight-asian="bold"/>
    </style:style>
    <style:style style:name="T5" style:parent-style-name="Fonteparág.padrão" style:family="text">
      <style:text-properties fo:font-weight="bold" style:font-weight-asian="bold"/>
    </style:style>
    <style:style style:name="T6" style:parent-style-name="Fonteparág.padrão" style:family="text">
      <style:text-properties fo:font-weight="bold" style:font-weight-asian="bold"/>
    </style:style>
    <style:style style:name="P7" style:parent-style-name="Standard" style:family="paragraph">
      <style:paragraph-properties fo:text-align="center"/>
      <style:text-properties fo:font-weight="bold" style:font-weight-asian="bold"/>
    </style:style>
    <style:style style:name="P8" style:parent-style-name="Standard" style:family="paragraph">
      <style:paragraph-properties fo:text-align="center"/>
      <style:text-properties fo:font-weight="bold" style:font-weight-asian="bold"/>
    </style:style>
    <style:style style:name="P9" style:parent-style-name="Standard" style:family="paragraph">
      <style:paragraph-properties fo:text-align="center"/>
    </style:style>
    <style:style style:name="T10" style:parent-style-name="Fonteparág.padrão" style:family="text">
      <style:text-properties fo:font-weight="bold" style:font-weight-asian="bold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Fonteparág.padrão" style:family="text">
      <style:text-properties fo:font-weight="bold" style:font-weight-asian="bold" style:font-weight-complex="bold" fo:language="en" fo:country="US"/>
    </style:style>
    <style:style style:name="T16" style:parent-style-name="Fonteparág.padrão" style:family="text">
      <style:text-properties fo:font-style="italic" style:font-style-asian="italic" style:font-style-complex="italic" fo:language="en" fo:country="US"/>
    </style:style>
    <style:style style:name="T17" style:parent-style-name="Fonteparág.padrão" style:family="text">
      <style:text-properties fo:font-style="italic" style:font-style-asian="italic" style:font-style-complex="italic" fo:language="en" fo:country="US"/>
    </style:style>
    <style:style style:name="T18" style:parent-style-name="Fonteparág.padrão" style:family="text">
      <style:text-properties fo:font-style="italic" style:font-style-asian="italic" style:font-style-complex="italic" fo:language="en" fo:country="US"/>
    </style:style>
    <style:style style:name="T19" style:parent-style-name="Fonteparág.padrão" style:family="text">
      <style:text-properties fo:font-style="italic" style:font-style-asian="italic" style:font-style-complex="italic" fo:language="en" fo:country="US"/>
    </style:style>
    <style:style style:name="T20" style:parent-style-name="Fonteparág.padrão" style:family="text">
      <style:text-properties fo:font-style="italic" style:font-style-asian="italic" style:font-style-complex="italic" fo:language="en" fo:country="US"/>
    </style:style>
    <style:style style:name="T21" style:parent-style-name="Fonteparág.padrão" style:family="text">
      <style:text-properties fo:font-style="italic" style:font-style-asian="italic" style:font-style-complex="italic" fo:language="en" fo:country="US"/>
    </style:style>
    <style:style style:name="T22" style:parent-style-name="Fonteparág.padrão" style:family="text">
      <style:text-properties fo:font-style="italic" style:font-style-asian="italic" style:font-style-complex="italic" fo:language="en" fo:country="US"/>
    </style:style>
    <style:style style:name="T23" style:parent-style-name="Fonteparág.padrão" style:family="text">
      <style:text-properties fo:font-style="italic" style:font-style-asian="italic" style:font-style-complex="italic" fo:language="en" fo:country="US"/>
    </style:style>
    <style:style style:name="T24" style:parent-style-name="Fonteparág.padrão" style:family="text">
      <style:text-properties fo:font-style="italic" style:font-style-asian="italic" style:font-style-complex="italic" fo:language="en" fo:country="US"/>
    </style:style>
    <style:style style:name="T25" style:parent-style-name="Fonteparág.padrão" style:family="text">
      <style:text-properties fo:font-style="italic" style:font-style-asian="italic" style:font-style-complex="italic" fo:language="en" fo:country="US"/>
    </style:style>
    <style:style style:name="T26" style:parent-style-name="Fonteparág.padrão" style:family="text">
      <style:text-properties fo:font-style="italic" style:font-style-asian="italic" style:font-style-complex="italic" fo:language="en" fo:country="US"/>
    </style:style>
    <style:style style:name="T27" style:parent-style-name="Fonteparág.padrão" style:family="text">
      <style:text-properties fo:font-style="italic" style:font-style-asian="italic" style:font-style-complex="italic" fo:language="en" fo:country="US"/>
    </style:style>
    <style:style style:name="T28" style:parent-style-name="Fonteparág.padrão" style:family="text">
      <style:text-properties fo:font-style="italic" style:font-style-asian="italic" style:font-style-complex="italic" fo:language="en" fo:country="US"/>
    </style:style>
    <style:style style:name="T29" style:parent-style-name="Fonteparág.padrão" style:family="text">
      <style:text-properties fo:font-style="italic" style:font-style-asian="italic" style:font-style-complex="italic" fo:language="en" fo:country="US"/>
    </style:style>
    <style:style style:name="T30" style:parent-style-name="Fonteparág.padrão" style:family="text">
      <style:text-properties fo:font-style="italic" style:font-style-asian="italic" style:font-style-complex="italic" fo:language="en" fo:country="US"/>
    </style:style>
    <style:style style:name="T31" style:parent-style-name="Fonteparág.padrão" style:family="text">
      <style:text-properties fo:font-style="italic" style:font-style-asian="italic" style:font-style-complex="italic" fo:language="en" fo:country="US"/>
    </style:style>
    <style:style style:name="T32" style:parent-style-name="Fonteparág.padrão" style:family="text">
      <style:text-properties fo:font-style="italic" style:font-style-asian="italic" style:font-style-complex="italic" fo:language="en" fo:country="US"/>
    </style:style>
    <style:style style:name="T33" style:parent-style-name="Fonteparág.padrão" style:family="text">
      <style:text-properties fo:font-style="italic" style:font-style-asian="italic" style:font-style-complex="italic" fo:language="en" fo:country="US"/>
    </style:style>
    <style:style style:name="T34" style:parent-style-name="Fonteparág.padrão" style:family="text">
      <style:text-properties fo:font-style="italic" style:font-style-asian="italic" style:font-style-complex="italic" fo:language="en" fo:country="US"/>
    </style:style>
    <style:style style:name="T35" style:parent-style-name="Fonteparág.padrão" style:family="text">
      <style:text-properties fo:font-style="italic" style:font-style-asian="italic" style:font-style-complex="italic" fo:language="en" fo:country="US"/>
    </style:style>
    <style:style style:name="T36" style:parent-style-name="Fonteparág.padrão" style:family="text">
      <style:text-properties fo:font-style="italic" style:font-style-asian="italic" style:font-style-complex="italic" fo:language="en" fo:country="US"/>
    </style:style>
    <style:style style:name="T37" style:parent-style-name="Fonteparág.padrão" style:family="text">
      <style:text-properties fo:font-style="italic" style:font-style-asian="italic" style:font-style-complex="italic" fo:language="en" fo:country="US"/>
    </style:style>
    <style:style style:name="T38" style:parent-style-name="Fonteparág.padrão" style:family="text">
      <style:text-properties fo:font-style="italic" style:font-style-asian="italic" style:font-style-complex="italic" fo:language="en" fo:country="US"/>
    </style:style>
    <style:style style:name="T39" style:parent-style-name="Fonteparág.padrão" style:family="text">
      <style:text-properties fo:font-style="italic" style:font-style-asian="italic" style:font-style-complex="italic" fo:language="en" fo:country="US"/>
    </style:style>
    <style:style style:name="T40" style:parent-style-name="Fonteparág.padrão" style:family="text">
      <style:text-properties fo:font-style="italic" style:font-style-asian="italic" style:font-style-complex="italic" fo:language="en" fo:country="US"/>
    </style:style>
    <style:style style:name="T41" style:parent-style-name="Fonteparág.padrão" style:family="text">
      <style:text-properties fo:font-style="italic" style:font-style-asian="italic" style:font-style-complex="italic" fo:language="en" fo:country="US"/>
    </style:style>
    <style:style style:name="T42" style:parent-style-name="Fonteparág.padrão" style:family="text">
      <style:text-properties fo:font-style="italic" style:font-style-asian="italic" style:font-style-complex="italic" fo:language="en" fo:country="US"/>
    </style:style>
    <style:style style:name="T43" style:parent-style-name="Fonteparág.padrão" style:family="text">
      <style:text-properties fo:font-style="italic" style:font-style-asian="italic" style:font-style-complex="italic" fo:language="en" fo:country="US"/>
    </style:style>
    <style:style style:name="T44" style:parent-style-name="Fonteparág.padrão" style:family="text">
      <style:text-properties fo:font-style="italic" style:font-style-asian="italic" style:font-style-complex="italic" fo:language="en" fo:country="US"/>
    </style:style>
    <style:style style:name="T45" style:parent-style-name="Fonteparág.padrão" style:family="text">
      <style:text-properties fo:font-style="italic" style:font-style-asian="italic" style:font-style-complex="italic" fo:language="en" fo:country="US"/>
    </style:style>
    <style:style style:name="T46" style:parent-style-name="Fonteparág.padrão" style:family="text">
      <style:text-properties fo:font-style="italic" style:font-style-asian="italic" style:font-style-complex="italic" fo:language="en" fo:country="US"/>
    </style:style>
    <style:style style:name="T47" style:parent-style-name="Fonteparág.padrão" style:family="text">
      <style:text-properties fo:font-style="italic" style:font-style-asian="italic" style:font-style-complex="italic" fo:language="en" fo:country="US"/>
    </style:style>
    <style:style style:name="T48" style:parent-style-name="Fonteparág.padrão" style:family="text">
      <style:text-properties fo:font-style="italic" style:font-style-asian="italic" style:font-style-complex="italic" fo:language="en" fo:country="US"/>
    </style:style>
    <style:style style:name="T49" style:parent-style-name="Fonteparág.padrão" style:family="text">
      <style:text-properties fo:font-style="italic" style:font-style-asian="italic" style:font-style-complex="italic" fo:language="en" fo:country="US"/>
    </style:style>
    <style:style style:name="T50" style:parent-style-name="Fonteparág.padrão" style:family="text">
      <style:text-properties fo:font-style="italic" style:font-style-asian="italic" style:font-style-complex="italic" fo:language="en" fo:country="US"/>
    </style:style>
    <style:style style:name="T51" style:parent-style-name="Fonteparág.padrão" style:family="text">
      <style:text-properties fo:font-style="italic" style:font-style-asian="italic" style:font-style-complex="italic" fo:language="en" fo:country="US"/>
    </style:style>
    <style:style style:name="T52" style:parent-style-name="Fonteparág.padrão" style:family="text">
      <style:text-properties fo:font-style="italic" style:font-style-asian="italic" style:font-style-complex="italic" fo:language="en" fo:country="US"/>
    </style:style>
    <style:style style:name="T53" style:parent-style-name="Fonteparág.padrão" style:family="text">
      <style:text-properties fo:font-style="italic" style:font-style-asian="italic" style:font-style-complex="italic" fo:language="en" fo:country="US"/>
    </style:style>
    <style:style style:name="T54" style:parent-style-name="Fonteparág.padrão" style:family="text">
      <style:text-properties fo:font-style="italic" style:font-style-asian="italic" style:font-style-complex="italic" fo:language="en" fo:country="US"/>
    </style:style>
    <style:style style:name="T55" style:parent-style-name="Fonteparág.padrão" style:family="text">
      <style:text-properties fo:font-style="italic" style:font-style-asian="italic" style:font-style-complex="italic" fo:language="en" fo:country="US"/>
    </style:style>
    <style:style style:name="T56" style:parent-style-name="Fonteparág.padrão" style:family="text">
      <style:text-properties fo:font-style="italic" style:font-style-asian="italic" style:font-style-complex="italic" fo:language="en" fo:country="US"/>
    </style:style>
    <style:style style:name="T57" style:parent-style-name="Fonteparág.padrão" style:family="text">
      <style:text-properties fo:font-style="italic" style:font-style-asian="italic" style:font-style-complex="italic" fo:language="en" fo:country="US"/>
    </style:style>
    <style:style style:name="T58" style:parent-style-name="Fonteparág.padrão" style:family="text">
      <style:text-properties fo:font-style="italic" style:font-style-asian="italic" style:font-style-complex="italic" fo:language="en" fo:country="US"/>
    </style:style>
    <style:style style:name="T59" style:parent-style-name="Fonteparág.padrão" style:family="text">
      <style:text-properties fo:font-style="italic" style:font-style-asian="italic" style:font-style-complex="italic" fo:language="en" fo:country="US"/>
    </style:style>
    <style:style style:name="T60" style:parent-style-name="Fonteparág.padrão" style:family="text">
      <style:text-properties fo:font-style="italic" style:font-style-asian="italic" style:font-style-complex="italic" fo:language="en" fo:country="US"/>
    </style:style>
    <style:style style:name="T61" style:parent-style-name="Fonteparág.padrão" style:family="text">
      <style:text-properties fo:font-style="italic" style:font-style-asian="italic" style:font-style-complex="italic" fo:language="en" fo:country="US"/>
    </style:style>
    <style:style style:name="T62" style:parent-style-name="Fonteparág.padrão" style:family="text">
      <style:text-properties fo:font-style="italic" style:font-style-asian="italic" style:font-style-complex="italic" fo:language="en" fo:country="US"/>
    </style:style>
    <style:style style:name="T63" style:parent-style-name="Fonteparág.padrão" style:family="text">
      <style:text-properties fo:font-style="italic" style:font-style-asian="italic" style:font-style-complex="italic" fo:language="en" fo:country="US"/>
    </style:style>
    <style:style style:name="T64" style:parent-style-name="Fonteparág.padrão" style:family="text">
      <style:text-properties fo:font-style="italic" style:font-style-asian="italic" style:font-style-complex="italic" fo:language="en" fo:country="US"/>
    </style:style>
    <style:style style:name="T65" style:parent-style-name="Fonteparág.padrão" style:family="text">
      <style:text-properties fo:font-style="italic" style:font-style-asian="italic" style:font-style-complex="italic" fo:language="en" fo:country="US"/>
    </style:style>
    <style:style style:name="T66" style:parent-style-name="Fonteparág.padrão" style:family="text">
      <style:text-properties fo:font-style="italic" style:font-style-asian="italic" style:font-style-complex="italic" fo:language="en" fo:country="US"/>
    </style:style>
    <style:style style:name="T67" style:parent-style-name="Fonteparág.padrão" style:family="text">
      <style:text-properties fo:font-style="italic" style:font-style-asian="italic" style:font-style-complex="italic" fo:language="en" fo:country="US"/>
    </style:style>
    <style:style style:name="T68" style:parent-style-name="Fonteparág.padrão" style:family="text">
      <style:text-properties fo:font-style="italic" style:font-style-asian="italic" style:font-style-complex="italic" fo:language="en" fo:country="US"/>
    </style:style>
    <style:style style:name="T69" style:parent-style-name="Fonteparág.padrão" style:family="text">
      <style:text-properties fo:font-style="italic" style:font-style-asian="italic" style:font-style-complex="italic" fo:language="en" fo:country="US"/>
    </style:style>
    <style:style style:name="T70" style:parent-style-name="Fonteparág.padrão" style:family="text">
      <style:text-properties fo:font-style="italic" style:font-style-asian="italic" style:font-style-complex="italic" fo:language="en" fo:country="US"/>
    </style:style>
    <style:style style:name="T71" style:parent-style-name="Fonteparág.padrão" style:family="text">
      <style:text-properties fo:font-style="italic" style:font-style-asian="italic" style:font-style-complex="italic" fo:language="en" fo:country="US"/>
    </style:style>
    <style:style style:name="T72" style:parent-style-name="Fonteparág.padrão" style:family="text">
      <style:text-properties fo:font-style="italic" style:font-style-asian="italic" style:font-style-complex="italic" fo:language="en" fo:country="US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style="italic" style:font-style-asian="italic" style:font-style-complex="italic"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style="italic" style:font-style-asian="italic" style:font-style-complex="italic"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Textbody" style:family="paragraph">
      <style:text-properties fo:font-style="italic" style:font-style-asian="italic" style:font-style-complex="italic" fo:language="en" fo:country="US"/>
    </style:style>
    <style:style style:name="P81" style:parent-style-name="Textbody" style:family="paragraph">
      <style:text-properties fo:font-style="italic" style:font-style-asian="italic" style:font-style-complex="italic" fo:language="en" fo:country="US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T84" style:parent-style-name="Fonteparág.padrão" style:family="text">
      <style:text-properties fo:font-style="italic" style:font-style-asian="italic" style:font-style-complex="italic"/>
    </style:style>
    <style:style style:name="T85" style:parent-style-name="Fonteparág.padrão" style:family="text">
      <style:text-properties fo:font-style="italic" style:font-style-asian="italic" style:font-style-complex="italic" fo:language="en" fo:country="US"/>
    </style:style>
    <style:style style:name="T86" style:parent-style-name="Fonteparág.padrão" style:family="text">
      <style:text-properties fo:font-style="italic" style:font-style-asian="italic" style:font-style-complex="italic" fo:language="en" fo:country="US"/>
    </style:style>
    <style:style style:name="T87" style:parent-style-name="Fonteparág.padrão" style:family="text">
      <style:text-properties fo:font-style="italic" style:font-style-asian="italic" style:font-style-complex="italic" fo:language="en" fo:country="US"/>
    </style:style>
    <style:style style:name="T88" style:parent-style-name="Fonteparág.padrão" style:family="text">
      <style:text-properties fo:font-style="italic" style:font-style-asian="italic" style:font-style-complex="italic" fo:language="en" fo:country="US"/>
    </style:style>
    <style:style style:name="P89" style:parent-style-name="Standard" style:family="paragraph">
      <style:text-properties fo:language="en" fo:country="US"/>
    </style:style>
    <style:style style:name="T90" style:parent-style-name="Fonteparág.padrão" style:family="text">
      <style:text-properties fo:font-style="italic" style:font-style-asian="italic" style:font-style-complex="italic" fo:language="en" fo:country="US"/>
    </style:style>
    <style:style style:name="T91" style:parent-style-name="Fonteparág.padrão" style:family="text">
      <style:text-properties fo:font-style="italic" style:font-style-asian="italic" style:font-style-complex="italic" fo:language="en" fo:country="US"/>
    </style:style>
    <style:style style:name="T92" style:parent-style-name="Fonteparág.padrão" style:family="text">
      <style:text-properties fo:font-style="italic" style:font-style-asian="italic" style:font-style-complex="italic" fo:language="en" fo:country="US"/>
    </style:style>
    <style:style style:name="T93" style:parent-style-name="Fonteparág.padrão" style:family="text">
      <style:text-properties fo:font-style="italic" style:font-style-asian="italic" style:font-style-complex="italic" fo:language="en" fo:country="US"/>
    </style:style>
    <style:style style:name="T94" style:parent-style-name="Fonteparág.padrão" style:family="text">
      <style:text-properties fo:font-style="italic" style:font-style-asian="italic" style:font-style-complex="italic" fo:language="en" fo:country="US"/>
    </style:style>
    <style:style style:name="T95" style:parent-style-name="Fonteparág.padrão" style:family="text">
      <style:text-properties fo:font-style="italic" style:font-style-asian="italic" style:font-style-complex="italic" fo:language="en" fo:country="US"/>
    </style:style>
    <style:style style:name="T96" style:parent-style-name="Fonteparág.padrão" style:family="text">
      <style:text-properties fo:font-style="italic" style:font-style-asian="italic" style:font-style-complex="italic" fo:language="en" fo:country="US"/>
    </style:style>
    <style:style style:name="T97" style:parent-style-name="Fonteparág.padrão" style:family="text">
      <style:text-properties fo:font-style="italic" style:font-style-asian="italic" style:font-style-complex="italic" fo:language="en" fo:country="US"/>
    </style:style>
    <style:style style:name="T98" style:parent-style-name="Fonteparág.padrão" style:family="text">
      <style:text-properties fo:font-style="italic" style:font-style-asian="italic" style:font-style-complex="italic" fo:language="en" fo:country="US"/>
    </style:style>
    <style:style style:name="T99" style:parent-style-name="Fonteparág.padrão" style:family="text">
      <style:text-properties fo:font-style="italic" style:font-style-asian="italic" style:font-style-complex="italic" fo:language="en" fo:country="US"/>
    </style:style>
    <style:style style:name="T100" style:parent-style-name="Fonteparág.padrão" style:family="text">
      <style:text-properties fo:font-style="italic" style:font-style-asian="italic" style:font-style-complex="italic" fo:language="en" fo:country="US"/>
    </style:style>
    <style:style style:name="P101" style:parent-style-name="Standard" style:family="paragraph">
      <style:text-properties fo:font-weight="bold" style:font-weight-asian="bold" style:font-weight-complex="bold" fo:language="en" fo:country="US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style="italic" style:font-style-asian="italic" style:font-style-complex="italic" fo:language="en" fo:country="US"/>
    </style:style>
    <style:style style:name="T104" style:parent-style-name="Fonteparág.padrão" style:family="text">
      <style:text-properties fo:font-style="italic" style:font-style-asian="italic"/>
    </style:style>
    <style:style style:name="T105" style:parent-style-name="Fonteparág.padrão" style:family="text">
      <style:text-properties fo:font-style="italic" style:font-style-asian="italic"/>
    </style:style>
    <style:style style:name="T106" style:parent-style-name="Fonteparág.padrão" style:family="text">
      <style:text-properties fo:font-style="italic" style:font-style-asian="italic" style:font-style-complex="italic"/>
    </style:style>
    <style:style style:name="T107" style:parent-style-name="Fonteparág.padrão" style:family="text">
      <style:text-properties fo:font-style="italic" style:font-style-asian="italic" style:font-style-complex="italic" fo:language="en" fo:country="US"/>
    </style:style>
    <style:style style:name="P108" style:parent-style-name="Standard" style:family="paragraph">
      <style:text-properties fo:font-weight="bold" style:font-weight-asian="bold" style:font-weight-complex="bold" fo:language="en" fo:country="US"/>
    </style:style>
    <style:style style:name="T109" style:parent-style-name="Fonteparág.padrão" style:family="text">
      <style:text-properties fo:language="en" fo:country="US"/>
    </style:style>
    <style:style style:name="T110" style:parent-style-name="Fonteparág.padrão" style:family="text">
      <style:text-properties fo:font-style="italic" style:font-style-asian="italic" style:font-style-complex="italic" fo:language="en" fo:country="US"/>
    </style:style>
    <style:style style:name="T111" style:parent-style-name="Fonteparág.padrão" style:family="text">
      <style:text-properties fo:language="en" fo:country="US"/>
    </style:style>
    <style:style style:name="T112" style:parent-style-name="Fonteparág.padrão" style:family="text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font-style="italic" style:font-style-asian="italic" style:font-style-complex="italic"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P2">UEFS - Universidade Estadual de Feira de Santana</text:p>
      <text:p text:style-name="P3"><text:span text:style-name="T4">Feira de Santana, 28</text:span><text:span text:style-name="T5"><text:s/>de<text:s/></text:span><text:span text:style-name="T6">Junho de 2017</text:span></text:p>
      <text:p text:style-name="P7">Jogos Digitais – prof. Victor Sarinho</text:p>
      <text:p text:style-name="P8"/>
      <text:p text:style-name="P9"><text:span text:style-name="T10">Aula Prática – Introdução ao Godot (3ª parte)</text:span></text:p>
      <text:p text:style-name="P11"/>
      <text:p text:style-name="P12"/>
      <text:p text:style-name="P13">Atividade 1 – Colisão de Sprites;</text:p>
      <text:p text:style-name="P14"/>
      <text:p text:style-name="Standard">1- Crie um novo projeto;</text:p>
      <text:p text:style-name="Standard">2- Adicione um Node2D na Scene inicial;</text:p>
      <text:p text:style-name="Standard">3- Adicione dois Sprites ao Node2D na Scene inicial;</text:p>
      <text:p text:style-name="Standard">4- Carregue a imagem dos Sprites (propriedade Texture) e posicione-os no mesmo nível do eixo Y mas afastados no eixo X;</text:p>
      <text:p text:style-name="Standard">5- Adicione um script com<text:s/>o seguinte código no primeiro Sprite:</text:p>
      <text:p text:style-name="Standard"><text:span text:style-name="T15"><text:line-break/></text:span><text:span text:style-name="T16">extends Sprite</text:span><text:span text:style-name="T17"><text:line-break/></text:span><text:span text:style-name="T18"><text:line-break/></text:span><text:span text:style-name="T19">var start_pos = Vector2()</text:span><text:span text:style-name="T20"><text:line-break/></text:span><text:span text:style-name="T21">var box1 = null</text:span><text:span text:style-name="T22"><text:line-break/></text:span><text:span text:style-name="T23">var box2</text:span><text:span text:style-name="T24"><text:s/>= null</text:span><text:span text:style-name="T25"><text:line-break/></text:span><text:span text:style-name="T26"><text:line-break/></text:span><text:span text:style-name="T27">func _ready():</text:span><text:span text:style-name="T28"><text:line-break/></text:span><text:span text:style-name="T29"><text:tab/>set_process(true)</text:span><text:span text:style-name="T30"><text:line-break/></text:span><text:span text:style-name="T31"><text:tab/>start_pos = get_pos()</text:span><text:span text:style-name="T32"><text:line-break/></text:span><text:span text:style-name="T33"><text:tab/>box1 = RectangleShape2D.new()</text:span><text:span text:style-name="T34"><text:line-break/></text:span><text:span text:style-name="T35"><text:tab/>box2 = RectangleShape2D.new()</text:span><text:span text:style-name="T36"><text:line-break/></text:span><text:span text:style-name="T37"><text:line-break/></text:span><text:span text:style-name="T38">func _process(delta):</text:span><text:span text:style-name="T39"><text:line-break/></text:span><text:span text:style-name="T40"><text:tab/># Get a reference to the other sprite</text:span><text:span text:style-name="T41"><text:line-break/></text:span><text:span text:style-name="T42"><text:tab/>var sprite2 = get_node("/root/Node2D/Sprite 2")</text:span><text:span text:style-name="T43"><text:line-break/></text:span><text:span text:style-name="T44"><text:s text:c="3"/></text:span><text:span text:style-name="T45"><text:line-break/></text:span><text:span text:style-name="T46"><text:tab/># Update our</text:span><text:span text:style-name="T47"><text:s/>location</text:span><text:span text:style-name="T48"><text:line-break/></text:span><text:span text:style-name="T49"><text:tab/>self.move_local_x(0.5)</text:span><text:span text:style-name="T50"><text:line-break/></text:span><text:span text:style-name="T51"><text:s text:c="3"/></text:span><text:span text:style-name="T52"><text:line-break/></text:span><text:span text:style-name="T53"><text:tab/># set the boundaries of each RectangleShape2D to those of the texture making up our sprite</text:span><text:span text:style-name="T54"><text:line-break/></text:span><text:span text:style-name="T55"><text:tab/># values are relative to center, thus half width and height</text:span></text:p>
      <text:p text:style-name="Standard"><text:span text:style-name="T56"><text:tab/>box1.set_extents(Vector2(self.get_texture().get_size().width/2,s</text:span><text:span text:style-name="T57">elf.get_texture().get_size().height/2))</text:span><text:span text:style-name="T58"><text:line-break/></text:span><text:span text:style-name="T59"><text:tab/>box2.set_extents(Vector2(sprite2.get_texture().get_size().width/2,sprite2.get_texture().get_size().height/2))</text:span><text:span text:style-name="T60"><text:line-break/></text:span><text:span text:style-name="T61"><text:s text:c="3"/></text:span><text:span text:style-name="T62"><text:line-break/></text:span><text:span text:style-name="T63"><text:tab/>#Now check to see if box1 at sprite1's pos collided with box2 and sprite2's position</text:span><text:span text:style-name="T64"><text:line-break/></text:span><text:span text:style-name="T65"><text:tab/>if(box1.collid</text:span><text:span text:style-name="T66">e(get_transform(),box2,sprite2.get_transform())):</text:span><text:span text:style-name="T67"><text:line-break/></text:span><text:span text:style-name="T68"><text:tab/></text:span><text:span text:style-name="T69"><text:tab/>set_pos(start_pos) # it did, so reset position to beginning, what's old is new again!</text:span><text:span text:style-name="T70"><text:line-break/></text:span><text:span text:style-name="T71"><text:tab/></text:span><text:span text:style-name="T72"><text:tab/></text:span></text:p>
      <text:p text:style-name="Standard">6- Execute o projeto (salve a Scene antes) e veja o resultado.</text:p>
      <text:p text:style-name="P73"/>
      <text:p text:style-name="Standard"/>
      <text:p text:style-name="P74">Atividade 2<text:s/>– Trabalhando com RigidBody2D, StaticBody2D e KinematicBody2D;</text:p>
      <text:p text:style-name="Standard"/>
      <text:p text:style-name="Standard">1- Crie um novo projeto;</text:p>
      <text:p text:style-name="Standard">2- Adicione um Node2D na Scene inicial;</text:p>
      <text:p text:style-name="Standard">3- Adicione um RigidBody2D ao Node2D na Scene inicial;</text:p>
      <text:p text:style-name="Standard">4- Adicione um Sprite ao RigidBody2D e carregue uma imagem ao Sprite;</text:p>
      <text:p text:style-name="Standard">5- Posicione o RigidBody2D no centro da tela;</text:p>
      <text:p text:style-name="Standard">6- Execute o projeto (salve a Scene antes) e veja o resultado;</text:p>
      <text:p text:style-name="Standard"/>
      <text:p text:style-name="Standard">7- Acesse a opção do menu /Scene/Project Settings, selecione a opção Physics 2D e altere o valor de default_gravity;</text:p>
      <text:p text:style-name="Standard">8- Execute o projeto (salve a<text:s/>Scene antes) e veja o resultado;</text:p>
      <text:p text:style-name="Standard"/>
      <text:p text:style-name="Standard">9- Selecione RigidBody2D e altere o valor da propriedade Weight pelo Inspector;</text:p>
      <text:p text:style-name="Standard">10- Execute o projeto (salve a Scene antes) e veja o resultado;</text:p>
      <text:p text:style-name="Standard"/>
      <text:p text:style-name="Standard">11- Adicione um CollisionShape2D ao RigidBody2D;</text:p>
      <text:p text:style-name="Standard">12- Selecione a propriedade<text:s/>Shape do CollisionShape2D e defina uma forma ao collider (redimensione-o conforme o tamanho do Sprite);</text:p>
      <text:p text:style-name="Standard">13- Adicione um StaticBody2D ao Node2D na Scene inicial;</text:p>
      <text:p text:style-name="Standard">14- Adicione um Sprite ao StaticBody2D e carregue uma imagem ao Sprite;</text:p>
      <text:p text:style-name="Standard">15- Posicione o StaticBody2D uns 100 pixels abaixo do RigidBody2D;</text:p>
      <text:p text:style-name="Standard">16- Adicione um CollisionShape2D ao StaticBody2D;</text:p>
      <text:p text:style-name="Standard">17- Selecione a propriedade Shape do CollisionShape2D e defina uma forma ao collider (redimensione-o conforme o tamanho do Sprite);</text:p>
      <text:p text:style-name="Standard">18- Execute o projeto (salve a<text:s/>Scene antes) e veja o resultado;</text:p>
      <text:p text:style-name="Standard"/>
      <text:p text:style-name="Standard">19- Substitua um dos CollisionShape2D por um CollisionPolygon2D;</text:p>
      <text:p text:style-name="Standard">20- Selecione o CollisionPolygon2D, selecione o lápis conforme a figura abaixo e desenhe a forma do polígono de colisão<text:s/>desejado;</text:p>
      <text:p text:style-name="Standard"><draw:frame draw:z-index="251658240" draw:style-name="a0" draw:name="figuras1" text:anchor-type="paragraph" svg:x="0in" svg:y="0in" svg:width="2.19803in" svg:height="0.468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21- Execute o projeto<text:s/>(salve a Scene antes) e veja o resultado;</text:p>
      <text:p text:style-name="Standard"/>
      <text:p text:style-name="Standard">22- Adicione um KinematicBody2D afastado uns 100 pixels no eixo X do StaticBody2D;</text:p>
      <text:p text:style-name="Standard">23- Adicione um Sprite ao KinematicBody2D e carregue uma imagem ao Sprite;</text:p>
      <text:p text:style-name="Standard">24- Adicione um CollisionShape2D ao KinematicBody2D;</text:p>
      <text:p text:style-name="Standard">25- Selecione a propriedade Shape do CollisionShape2D e defina uma forma ao collider (redimensione-o conforme o tamanho do Sprite);</text:p>
      <text:p text:style-name="Standard">26- Adicione o script abaixo ao KinematicBody2D:</text:p>
      <text:p text:style-name="Standard"/>
      <text:p text:style-name="P75">extends KinematicBody2D<text:line-break/><text:line-break/>func _ready():<text:line-break/><text:tab/>set_process(true)<text:line-break/><text:s text:c="3"/><text:line-break/>func _process(delta):<text:line-break/><text:tab/>move(Vector2(0.5,0))</text:p>
      <text:p text:style-name="P76"/>
      <text:p text:style-name="Textbody">27- Execute o projeto (salve a Scene antes) e veja o resultado.</text:p>
      <text:p text:style-name="Standard"/>
      <text:p text:style-name="P77">Atividade 3 – Inputs &amp; KinematicBody2D;</text:p>
      <text:p text:style-name="Standard"/>
      <text:p text:style-name="Standard">1- Crie um novo projeto;</text:p>
      <text:p text:style-name="Standard">2- Adicione um Node2D na Scene inicial;</text:p>
      <text:p text:style-name="Standard">3- Adicione um KinematicBody2D ao Node2D do projeto;</text:p>
      <text:p text:style-name="Standard">4- Adicione um Sprite ao KinematicBody2D e carregue uma imagem ao Sprite;</text:p>
      <text:p text:style-name="Standard">5- Adicione um CollisionShape2D ao KinematicBody2D;</text:p>
      <text:p text:style-name="Standard">6- Selecione a propriedade Shape do CollisionShape2D e defina uma forma ao collider (redimensione-o conforme o tamanho do Sprite);</text:p>
      <text:p text:style-name="Standard">7- Adicione o script abaixo ao KinematicBody2D:</text:p>
      <text:p text:style-name="Standard"/>
      <text:p text:style-name="P78">extends KinematicBody2D<text:line-break/><text:line-break/>func _ready():<text:line-break/><text:tab/>set_process_input(true)<text:line-break/><text:tab/><text:line-break/>func _input(event):<text:line-break/><text:tab/># on keyboard cursor key<text:line-break/><text:tab/>if(event.type == InputEvent.KEY):<text:line-break/><text:tab/><text:tab/>if(event.scancode == KEY_RIGHT):<text:line-break/><text:tab/><text:tab/><text:tab/>move(Vector2(1,0))<text:line-break/><text:tab/><text:tab/>if(event.scancode == KEY_LEFT):<text:line-break/><text:tab/><text:tab/><text:tab/>move(Vector2(-1,0))<text:line-break/><text:tab/><text:tab/>if(event.scancode == KEY_UP):<text:line-break/><text:tab/><text:tab/><text:tab/>move(Vector2(0,-1))<text:line-break/><text:tab/><text:tab/>if(event.scancode == KEY_DOWN):<text:line-break/><text:tab/><text:tab/><text:tab/>move(Vector2(0,1))</text:p>
      <text:p text:style-name="P79"/>
      <text:p text:style-name="Standard">8- Adicione um StaticBody2D ao Node2D na Scene inicial;</text:p>
      <text:p text:style-name="Standard">9- Adicione um Sprite ao StaticBody2D e carregue uma imagem ao Sprite;</text:p>
      <text:p text:style-name="Standard">10- Posicione o StaticBody2D uns 100 pixels abaixo do KinematicBody2D;</text:p>
      <text:p text:style-name="Standard">11- Adicione um CollisionShape2D ao StaticBody2D;</text:p>
      <text:p text:style-name="Standard">12- Selecione a propriedade Shape do CollisionShape2D e defina uma forma ao collider<text:s/>(redimensione-o conforme o tamanho do Sprite);</text:p>
      <text:p text:style-name="Textbody">13- Execute o projeto (salve a Scene antes), mova o KinematicBody2D ao StaticBody2D e veja o resultado;</text:p>
      <text:p text:style-name="Textbody"/>
      <text:p text:style-name="Textbody">14- Substitua o script do KinematicBody2D pelo script abaixo:</text:p>
      <text:p text:style-name="Textbody"/>
      <text:p text:style-name="P80">extends KinematicBody2D<text:line-break/><text:line-break/>const speed = 100<text:line-break/><text:line-break/>func _ready():<text:line-break/><text:tab/>set_fixed_process(true)<text:line-break/><text:line-break/>func _fixed_process(delta):<text:line-break/><text:tab/>var direction = Vector2(0,0)<text:line-break/><text:tab/>if (Input.is_key_pressed(KEY_UP)): <text:s text:c="3"/><text:line-break/><text:tab/><text:tab/>direction += Vector2(0,-1)<text:line-break/><text:tab/>if (Input.is_key_pressed(KEY_DOWN)): <text:s/><text:line-break/><text:tab/><text:tab/>direction += Vector2(0,1)<text:line-break/><text:soft-page-break/><text:tab/>if (Input.is_key_pressed(KEY_LEFT)): <text:s/><text:line-break/><text:tab/><text:tab/>direction += Vector2(-1,0)<text:line-break/><text:tab/>if (Input.is_key_pressed(KEY_RIGHT)): <text:s/><text:line-break/><text:tab/><text:tab/>direction += Vector2(1,0)<text:line-break/><text:line-break/><text:tab/>move( direction * speed * delta)</text:p>
      <text:p text:style-name="P81"/>
      <text:p text:style-name="Textbody">15- Execute o projeto (salve a Scene antes), mova o KinematicBody2D ao StaticBody2D e veja o resultado;</text:p>
      <text:p text:style-name="Textbody"/>
      <text:p text:style-name="P82">Atividade 4 – Tratando Colisões;</text:p>
      <text:p text:style-name="P83"><text:s/></text:p>
      <text:p text:style-name="Standard">1- Utilizando o projeto da atividade anterior, acrescente o seguinte código na função<text:span text:style-name="T84"><text:s/>_fixed_process</text:span><text:s/>do script do KinematicBody2D:</text:p>
      <text:p text:style-name="Standard"/>
      <text:p text:style-name="Standard"><text:tab/><text:span text:style-name="T85">if is_colliding():<text:s/></text:span><text:span text:style-name="T86"><text:line-break/></text:span><text:span text:style-name="T87"><text:tab/></text:span><text:span text:style-name="T88"><text:tab/>print ("Collision with ", get_collider() )</text:span></text:p>
      <text:p text:style-name="P89"/>
      <text:p text:style-name="Textbody">2- Execute o projeto (salve a Scene antes), mova o KinematicBody2D ao StaticBody2D e veja o resultado;</text:p>
      <text:p text:style-name="Textbody"/>
      <text:p text:style-name="Textbody">3- Substitua o código do is_colliding pelo código abaixo:</text:p>
      <text:p text:style-name="Textbody"><text:tab/><text:span text:style-name="T90">if is_colliding():<text:s/></text:span><text:span text:style-name="T91"><text:line-break/></text:span><text:span text:style-name="T92"><text:tab/></text:span><text:span text:style-name="T93"><text:tab/>var n = get_collision_normal()</text:span><text:span text:style-name="T94"><text:line-break/></text:span><text:span text:style-name="T95"><text:tab/></text:span><text:span text:style-name="T96"><text:tab/>direction = n.slide( direction )</text:span><text:span text:style-name="T97"><text:line-break/></text:span><text:span text:style-name="T98"><text:tab/></text:span><text:span text:style-name="T99"><text:tab/>move(direction*spe</text:span><text:span text:style-name="T100">ed*delta)</text:span></text:p>
      <text:p text:style-name="P101"/>
      <text:p text:style-name="Textbody">4- Execute o projeto (salve a Scene antes), mova o KinematicBody2D ao StaticBody2D e veja o resultado;</text:p>
      <text:p text:style-name="P102"/>
      <text:p text:style-name="Standard">5- Adicione um Area2D ao Node2D<text:s/>na Scene inicial;</text:p>
      <text:p text:style-name="Standard">6- Adicione um Sprite ao Area2D e carregue uma imagem ao Sprite;</text:p>
      <text:p text:style-name="Standard">7- Posicione o Area2D uns 100 pixels afastado do KinematicBody2D;</text:p>
      <text:p text:style-name="Standard">8- Adicione um CollisionShape2D ao Area2D;</text:p>
      <text:p text:style-name="Standard">9- Selecione a propriedade Shape do CollisionShape2D e defina uma forma ao collider (redimensione-o conforme o tamanho do Sprite);</text:p>
      <text:p text:style-name="Standard">10- Adicione o script abaixo ao Area2D:</text:p>
      <text:p text:style-name="Standard"/>
      <text:p text:style-name="P103">extends Area2D<text:line-break/><text:line-break/>func _ready():<text:line-break/><text:tab/>get_node("/root/Node2D/Area2D").connect("body_enter",self,"_on_Area2D_body_enter")<text:line-break/><text:tab/>get_node("/root/Node2D/Area2D").connect("body_exit",self,"_on_Area2D_body_exit")<text:line-break/><text:line-break/>func _on_Area2D_body_enter( body ):<text:line-break/><text:tab/>print("Entered Area2D with body ", body)<text:line-break/>func _on_Area2D_body_exit( body ):<text:line-break/><text:tab/>print("Exited Area2D with body ", body)<text:line-break/></text:p>
      <text:p text:style-name="Textbody">11- Execute o projeto (salve a Scene antes), mova o KinematicBody2D ao Area2D e veja o resultado;</text:p>
      <text:p text:style-name="Textbody"/>
      <text:p text:style-name="Textbody">12- Adicione no final do método<text:s/><text:span text:style-name="T104">_ready</text:span><text:span text:style-name="T105">()</text:span><text:s/>do script do KinematicBody2D o trecho de código abaixo:</text:p>
      <text:p text:style-name="Textbody"><text:line-break/><text:span text:style-name="T106"><text:tab/></text:span><text:span text:style-name="T107">add_to_group("player")</text:span></text:p>
      <text:p text:style-name="P108"/>
      <text:p text:style-name="Standard"><text:span text:style-name="T109">13- Substitua o método<text:s/></text:span><text:span text:style-name="T110">_on_Area2D_body_enter</text:span><text:span text:style-name="T111"><text:s/>do script<text:s/></text:span><text:span text:style-name="T112">do Area2D pelo código abaixo:</text:span></text:p>
      <text:p text:style-name="P113"/>
      <text:p text:style-name="P114">func _on_Area2D_body_enter( body ):<text:tab/><text:line-break/><text:tab/>if body in get_tree().get_nodes_in_group("player"):<text:line-break/><text:tab/><text:tab/>print("Player Entered Area2D with body ", body)<text:line-break/><text:tab/>else:<text:line-break/><text:tab/><text:tab/>print("Entered Area2D with body ", body)</text:p>
      <text:p text:style-name="P115"/>
      <text:p text:style-name="Textbody">14- Execute o projeto (salve a Scene antes), mova o KinematicBody2D ao Area2D e veja o resultado.</text:p>
      <text:p text:style-name="Textbody"/>
      <text:p text:style-name="P116">Atividade 5 – Meu Segundo Jogo – Labirinto Físico;</text:p>
      <text:p text:style-name="Standard"/>
      <text:p text:style-name="Standard">Construa um labirinto formado por vários objetos Area2D. O personagem representado por um KinematicBody2D deve desviar destes objetos e chegar ao final do labirinto no menor tempo. Ao tocar em um destes objetos o personagem deve voltar para o local de origem. Um HUD de tempo deve ser exibido para o jogador. Uma mensagem deve ser exibida para o usuário quando ele concluir o jogo informando o tempo total gasto. Se o jogador demorar mais do que 5 min, o jogo deve informar “Fim de Jogo”.</text:p>
      <text:p text:style-name="Standard"/>
      <text:p text:style-name="Standard"/>
      <text:p text:style-name="P117">Atividade 6 – Meu Terceiro Jogo – Flappy Bird cover;</text:p>
      <text:p text:style-name="Standard"/>
      <text:p text:style-name="Standard">Construa um clone simplificado<text:s/>do jogo Flappy Bird. Adicione apenas 3 fileiras de cano para o pássaro atravessar. O personagem representado por um RigidBody2D receberá forças direcionais conforme as entradas do usuário. O jogo finaliza após atravessar os três canos.</text:p>
      <text:p text:style-name="Standard"/>
      <text:p text:style-name="Standard"/>
      <text:p text:style-name="Standard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7-06-28T11:18:00Z</dc:date>
    <meta:template xlink:href="Normal.dotm" xlink:type="simple"/>
    <meta:editing-cycles>71</meta:editing-cycles>
    <meta:editing-duration>PT177780S</meta:editing-duration>
    <meta:document-statistic meta:page-count="5" meta:paragraph-count="16" meta:word-count="1326" meta:character-count="8475" meta:row-count="59" meta:non-whitespace-character-count="7165"/>
  </office:meta>
</office:document-meta>
</file>